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123.79pt"/>
    </style:style>
    <style:style style:name="co5" style:family="table-column">
      <style:table-column-properties fo:break-before="auto" style:column-width="98.45pt"/>
    </style:style>
    <style:style style:name="co6" style:family="table-column">
      <style:table-column-properties fo:break-before="auto" style:column-width="201.54pt"/>
    </style:style>
    <style:style style:name="co7" style:family="table-column">
      <style:table-column-properties fo:break-before="auto" style:column-width="239.5pt"/>
    </style:style>
    <style:style style:name="co8" style:family="table-column">
      <style:table-column-properties fo:break-before="auto" style:column-width="208.15pt"/>
    </style:style>
    <style:style style:name="co9" style:family="table-column">
      <style:table-column-properties fo:break-before="auto" style:column-width="238.31pt"/>
    </style:style>
    <style:style style:name="co10" style:family="table-column">
      <style:table-column-properties fo:break-before="auto" style:column-width="3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Excercise Percent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7"/>
        <table:table-column table:style-name="co1" table:number-columns-repeated="2" table:default-cell-style-name="ce2"/>
        <table:table-column table:style-name="co4" table:default-cell-style-name="ce7"/>
        <table:table-column table:style-name="co1" table:default-cell-style-name="ce14"/>
        <table:table-column table:style-name="co1" table:number-columns-repeated="4" table:default-cell-style-name="ce2"/>
        <table:table-column table:style-name="co5" table:default-cell-style-name="ce2"/>
        <table:table-column table:style-name="co1" table:default-cell-style-name="ce14"/>
        <table:table-column table:style-name="co1" table:number-columns-repeated="1010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4"/>
          <table:table-cell office:value-type="string" calcext:value-type="string">
            <text:p>Cycle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More%20Squat%20Cycle.ods'#$Complexses.$H$81]" office:value-type="float" office:value="0.897777777777778" calcext:value-type="float">
            <text:p>0.90</text:p>
          </table:table-cell>
          <table:table-cell table:style-name="ce15"/>
          <table:table-cell table:style-name="ce4" table:formula="of:=['file:///home/debian/workspaces/Training/Plans/More%20Squat%20Cycle.ods'#$Complexses.F82:.F83]" office:value-type="float" office:value="0.826" calcext:value-type="float">
            <text:p>0.82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Complexses.F83]" office:value-type="float" office:value="0.844" calcext:value-type="float">
            <text:p>0.844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75]" office:value-type="float" office:value="0.777777777777778" calcext:value-type="float">
            <text:p>0.78</text:p>
          </table:table-cell>
          <table:table-cell table:style-name="ce15"/>
          <table:table-cell table:style-name="ce5" table:formula="of:=['file:///home/debian/workspaces/Training/Plans/More%20Squat%20Cycle.ods'#$Complexses.F30]" office:value-type="float" office:value="0.718" calcext:value-type="float">
            <text:p>0.718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Complexses.F31]" office:value-type="float" office:value="0.736" calcext:value-type="float">
            <text:p>0.73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Complexses.$H$44]" office:value-type="float" office:value="0.837777777777778" calcext:value-type="float">
            <text:p>0.84</text:p>
          </table:table-cell>
          <table:table-cell table:style-name="ce15"/>
          <table:table-cell table:style-name="ce6" table:formula="of:=['file:///home/debian/workspaces/Training/Plans/More%20Squat%20Cycle.ods'#$Complexses.F45]" office:value-type="float" office:value="0.772" calcext:value-type="float">
            <text:p>0.77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More%20Squat%20Cycle.ods'#$Complexses.F46]" office:value-type="float" office:value="0.79" calcext:value-type="float">
            <text:p>0.79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52]" office:value-type="float" office:value="0.645161290322581" calcext:value-type="float">
            <text:p>0.65</text:p>
          </table:table-cell>
          <table:table-cell table:style-name="ce15"/>
          <table:table-cell table:style-name="ce5" table:formula="of:=['file:///home/debian/workspaces/Training/Plans/More%20Squat%20Cycle.ods'#$Complexses.F53:.F55]" office:value-type="float" office:value="0.6186" calcext:value-type="float">
            <text:p>0.618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Complexses.F54:.F55]" office:value-type="float" office:value="0.6372" calcext:value-type="float">
            <text:p>0.6372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5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More%20Squat%20Cycle.ods'#$'Cycle Heavy Movement'.D19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'Cycle Heavy Movement'.D27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More%20Squat%20Cycle.ods'#$'Cycle Low Volume'.D21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More%20Squat%20Cycle.ods'#$'Cycle Low Volume'.$F$15]" office:value-type="float" office:value="0.865161290322581" calcext:value-type="float">
            <text:p>0.87</text:p>
          </table:table-cell>
          <table:table-cell table:style-name="ce15"/>
          <table:table-cell table:style-name="ce4" table:formula="of:=['file:///home/debian/workspaces/Training/Plans/More%20Squat%20Cycle.ods'#$'Cycle Low Volume'.D21]" office:value-type="float" office:value="0.8232" calcext:value-type="float">
            <text:p>0.8232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'Cycle Low Volume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More%20Squat%20Cycle.ods'#$'Cycle Heavy Movement'.D23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2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4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Heavy Movement'.$F$13]" office:value-type="float" office:value="0.877674418604651" calcext:value-type="float">
            <text:p>0.88</text:p>
          </table:table-cell>
          <table:table-cell table:style-name="ce15"/>
          <table:table-cell table:style-name="ce6" table:formula="of:=['file:///home/debian/workspaces/Training/Plans/More%20Squat%20Cycle.ods'#$'Cycle Heavy Movement'.D21]" office:value-type="float" office:value="0.776" calcext:value-type="float">
            <text:p>0.776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More%20Squat%20Cycle.ods'#$'Cycle Heavy Movement'.D29:.D30]" office:value-type="float" office:value="0.798" calcext:value-type="float">
            <text:p>0.798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More%20Squat%20Cycle.ods'#$'Cycle Heavy Movement'.D19:.D21]" office:value-type="float" office:value="0.7376" calcext:value-type="float">
            <text:p>0.7376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'Cycle Heavy Movement'.D27:.D28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More%20Squat%20Cycle.ods'#$'Cycle Heavy Movement'.D23:.D24]" office:value-type="float" office:value="0.816" calcext:value-type="float">
            <text:p>0.81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More%20Squat%20Cycle.ods'#$'Cycle Low Volume'.D21:.D22]" office:value-type="float" office:value="0.8232" calcext:value-type="float">
            <text:p>0.8232</text:p>
          </table:table-cell>
          <table:table-cell table:style-name="ce6" table:number-columns-repeated="4"/>
          <table:table-cell table:style-name="ce15"/>
          <table:table-cell table:style-name="ce6" table:formula="of:=['file:///home/debian/workspaces/Training/Plans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2" table:number-columns-repeated="2"/>
          <table:table-cell table:style-name="ce13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 table:number-rows-repeated="6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Low Volume'.$F$11]" office:value-type="float" office:value="0.821818181818182" calcext:value-type="float">
            <text:p>0.82</text:p>
          </table:table-cell>
          <table:table-cell table:style-name="ce15"/>
          <table:table-cell table:style-name="ce5" table:formula="of:=['file:///home/debian/workspaces/Training/Plans/More%20Squat%20Cycle.ods'#$'Cycle Low Volume'.D19]" office:value-type="float" office:value="0.762" calcext:value-type="float">
            <text:p>0.762</text:p>
          </table:table-cell>
          <table:table-cell table:style-name="ce5" table:number-columns-repeated="4"/>
          <table:table-cell table:style-name="ce15"/>
          <table:table-cell table:style-name="ce5" table:formula="of:=['file:///home/debian/workspaces/Training/Plans/More%20Squat%20Cycle.ods'#$'Cycle Low Volume'.D27:.D28]" office:value-type="float" office:value="0.8046" calcext:value-type="float">
            <text:p>0.804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More%20Squat%20Cycle.ods'#$'Cycle Med Movement'.$F$15]" office:value-type="float" office:value="0.885161290322581" calcext:value-type="float">
            <text:p>0.89</text:p>
          </table:table-cell>
          <table:table-cell table:style-name="ce15"/>
          <table:table-cell table:style-name="ce4" table:formula="of:=['file:///home/debian/workspaces/Training/Plans/More%20Squat%20Cycle.ods'#$'Cycle Med Movement'.D23:.D24]" office:value-type="float" office:value="0.8496" calcext:value-type="float">
            <text:p>0.8496</text:p>
          </table:table-cell>
          <table:table-cell table:style-name="ce4" table:number-columns-repeated="4"/>
          <table:table-cell table:style-name="ce15"/>
          <table:table-cell table:style-name="ce4" table:formula="of:=['file:///home/debian/workspaces/Training/Plans/More%20Squat%20Cycle.ods'#$'Cycle Med Movement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0"/>
        </table:table-row>
        <table:table-row table:style-name="ro1" table:number-rows-repeated="9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7" table:formula="of:=AVERAGE([.E48:.E49];[.E34:.E37];[.E20:.E23];[.E6:.E11])" office:value-type="float" office:value="4.375" calcext:value-type="float">
            <text:p>4.38</text:p>
          </table:table-cell>
          <table:table-cell table:style-name="ce7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1" table:default-cell-style-name="ce2"/>
        <table:table-column table:style-name="co6" table:default-cell-style-name="ce2"/>
        <table:table-column table:style-name="co1" table:number-columns-repeated="10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5: Power + Drop Snatch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3 + Snatch x 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3 + <text:s/>Clean x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 table:number-rows-repeated="6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2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 table:number-rows-repeated="7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9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 table:print="false">
        <table:table-column table:style-name="co1" table:number-columns-repeated="5" table:default-cell-style-name="ce2"/>
        <table:table-column table:style-name="co5" table:default-cell-style-name="ce2"/>
        <table:table-column table:style-name="co7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8" table:default-cell-style-name="ce2"/>
        <table:table-column table:style-name="co1" table:number-columns-repeated="4" table:default-cell-style-name="ce2"/>
        <table:table-column table:style-name="co5" table:default-cell-style-name="ce2"/>
        <table:table-column table:style-name="co9" table:default-cell-style-name="ce2"/>
        <table:table-column table:style-name="co1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1" table:number-columns-repeated="5" table:default-cell-style-name="ce2"/>
        <table:table-column table:style-name="co5" table:default-cell-style-name="ce2"/>
        <table:table-column table:style-name="co1" table:number-columns-repeated="988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6:.B9])" office:value-type="float" office:value="0.7308" calcext:value-type="float">
            <text:p>0.73</text:p>
          </table:table-cell>
          <table:table-cell table:style-name="ce20" table:formula="of:=AVERAGE([.C6:.C9])" office:value-type="float" office:value="104.4875" calcext:value-type="float">
            <text:p>104.49</text:p>
          </table:table-cell>
          <table:table-cell table:style-name="ce20" table:formula="of:=AVERAGE([.D6:.D9])" office:value-type="float" office:value="5.5" calcext:value-type="float">
            <text:p>5.50</text:p>
          </table:table-cell>
          <table:table-cell table:style-name="ce20" table:formula="of:=AVERAGE([.E6:.E9])" office:value-type="float" office:value="3" calcext:value-type="float">
            <text:p>3.00</text:p>
          </table:table-cell>
          <table:table-cell table:style-name="ce20" table:formula="of:=AVERAGE([.F6:.F9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6:.H9])" office:value-type="float" office:value="0.76135" calcext:value-type="float">
            <text:p>0.76</text:p>
          </table:table-cell>
          <table:table-cell table:style-name="ce20" table:formula="of:=AVERAGE([.I6:.I9])" office:value-type="float" office:value="80.7189247311829" calcext:value-type="float">
            <text:p>80.72</text:p>
          </table:table-cell>
          <table:table-cell table:style-name="ce20" table:formula="of:=AVERAGE([.J6:.J9])" office:value-type="float" office:value="4" calcext:value-type="float">
            <text:p>4.00</text:p>
          </table:table-cell>
          <table:table-cell table:style-name="ce20" table:formula="of:=AVERAGE([.K6:.K9])" office:value-type="float" office:value="3.25" calcext:value-type="float">
            <text:p>3.25</text:p>
          </table:table-cell>
          <table:table-cell table:style-name="ce20" table:formula="of:=AVERAGE([.L6:.L9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6:.N9])" office:value-type="float" office:value="0.703066666666667" calcext:value-type="float">
            <text:p>0.70</text:p>
          </table:table-cell>
          <table:table-cell table:style-name="ce20" table:formula="of:=AVERAGE([.O6:.O9])" office:value-type="float" office:value="67.6687455197133" calcext:value-type="float">
            <text:p>67.67</text:p>
          </table:table-cell>
          <table:table-cell table:style-name="ce20" table:formula="of:=AVERAGE([.P6:.P9])" office:value-type="float" office:value="3.66666666666667" calcext:value-type="float">
            <text:p>3.67</text:p>
          </table:table-cell>
          <table:table-cell table:style-name="ce20" table:formula="of:=AVERAGE([.Q6:.Q9])" office:value-type="float" office:value="3" calcext:value-type="float">
            <text:p>3.00</text:p>
          </table:table-cell>
          <table:table-cell table:style-name="ce20" table:formula="of:=AVERAGE([.R6:.R9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6:.T9])" office:value-type="float" office:value="0.769866666666667" calcext:value-type="float">
            <text:p>0.77</text:p>
          </table:table-cell>
          <table:table-cell table:style-name="ce20" table:formula="of:=AVERAGE([.U6:.U9])" office:value-type="float" office:value="93.4557706093193" calcext:value-type="float">
            <text:p>93.46</text:p>
          </table:table-cell>
          <table:table-cell table:style-name="ce20" table:formula="of:=AVERAGE([.V6:.V9])" office:value-type="float" office:value="4.33333333333333" calcext:value-type="float">
            <text:p>4.33</text:p>
          </table:table-cell>
          <table:table-cell table:style-name="ce20" table:formula="of:=AVERAGE([.W6:.W9])" office:value-type="float" office:value="3.66666666666667" calcext:value-type="float">
            <text:p>3.67</text:p>
          </table:table-cell>
          <table:table-cell table:style-name="ce20" table:formula="of:=AVERAGE([.X6:.X9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6:.Z9])" office:value-type="float" office:value="0.8008" calcext:value-type="float">
            <text:p>0.80</text:p>
          </table:table-cell>
          <table:table-cell table:style-name="ce20" table:formula="of:=AVERAGE([.AA6:.AA9])" office:value-type="float" office:value="120.247272727273" calcext:value-type="float">
            <text:p>120.25</text:p>
          </table:table-cell>
          <table:table-cell table:style-name="ce20" table:formula="of:=AVERAGE([.AB6:.AB9])" office:value-type="float" office:value="4.5" calcext:value-type="float">
            <text:p>4.50</text:p>
          </table:table-cell>
          <table:table-cell table:style-name="ce20" table:formula="of:=AVERAGE([.AC6:.AC9])" office:value-type="float" office:value="4" calcext:value-type="float">
            <text:p>4.00</text:p>
          </table:table-cell>
          <table:table-cell table:style-name="ce20" table:formula="of:=AVERAGE([.AD6:.AD9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6:.AF9])" office:value-type="float" office:value="0.7614" calcext:value-type="float">
            <text:p>0.76</text:p>
          </table:table-cell>
          <table:table-cell table:style-name="ce20" table:formula="of:=AVERAGE([.AG6:.AG9])" office:value-type="float" office:value="98.2030241935485" calcext:value-type="float">
            <text:p>98.20</text:p>
          </table:table-cell>
          <table:table-cell table:style-name="ce20" table:formula="of:=AVERAGE([.AH6:.AH9])" office:value-type="float" office:value="5" calcext:value-type="float">
            <text:p>5.00</text:p>
          </table:table-cell>
          <table:table-cell table:style-name="ce20" table:formula="of:=AVERAGE([.AI6:.AI9])" office:value-type="float" office:value="4" calcext:value-type="float">
            <text:p>4.00</text:p>
          </table:table-cell>
          <table:table-cell table:style-name="ce20" table:formula="of:=AVERAGE([.AJ6:.AJ9])" office:value-type="float" office:value="0.86402642829382" calcext:value-type="float">
            <text:p>0.86</text:p>
          </table:table-cell>
          <table:table-cell table:style-name="ce7" table:number-columns-repeated="988"/>
        </table:table-row>
        <table:table-row table:style-name="ro1" table:number-rows-repeated="2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8"/>
          <table:table-cell table:style-name="ce21"/>
          <table:table-cell table:style-name="ce21" office:value-type="string" calcext:value-type="string">
            <text:p>DAY 1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2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3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4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5</text:p>
          </table:table-cell>
          <table:table-cell table:style-name="ce21"/>
          <table:table-cell table:style-name="ce22" table:number-columns-repeated="2"/>
          <table:table-cell table:style-name="ce18"/>
          <table:table-cell table:style-name="ce21"/>
          <table:table-cell table:style-name="ce21" office:value-type="string" calcext:value-type="string">
            <text:p>DAY 6</text:p>
          </table:table-cell>
          <table:table-cell table:style-name="ce21"/>
          <table:table-cell table:style-name="ce2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style-name="ce23"/>
          <table:table-cell office:value-type="string" calcext:value-type="string">
            <text:p>Intensity</text:p>
          </table:table-cell>
          <table:table-cell table:style-name="ce7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7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More%20Squat%20Cycle.ods'#$Complexses.$G$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More%20Squat%20Cycle.ods'#$Complexses.$G$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More%20Squat%20Cycle.ods'#$Complexses.$H$81]" office:value-type="float" office:value="0.897777777777778" calcext:value-type="float">
            <text:p>0.90</text:p>
          </table:table-cell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L$11]" office:value-type="float" office:value="97.7935483870967" calcext:value-type="float">
            <text:p>97.79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More%20Squat%20Cycle.ods'#$'Cycle Med Movement'.$L$15]" office:value-type="float" office:value="98.6125000000003" calcext:value-type="float">
            <text:p>98.61</text:p>
          </table:table-cell>
          <table:table-cell table:style-name="ce4" table:formula="of:=['file:///home/debian/workspaces/Training/Plans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More%20Squat%20Cycle.ods'#$'Cycle Low Volume'.$J$15]" office:value-type="float" office:value="88.6790322580646" calcext:value-type="float">
            <text:p>88.68</text:p>
          </table:table-cell>
          <table:table-cell table:style-name="ce4" table:formula="of:=['file:///home/debian/workspaces/Training/Plans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I$13]" office:value-type="float" office:value="94.2258064516132" calcext:value-type="float">
            <text:p>94.23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Low Volume'.$F$11]" office:value-type="float" office:value="0.821818181818182" calcext:value-type="float">
            <text:p>0.82</text:p>
          </table:table-cell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/>
          <table:table-cell table:number-columns-repeated="6"/>
          <table:table-cell table:style-name="ce23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>
          <table:table-cell table:style-name="ce17" office:value-type="string" calcext:value-type="string">
            <text:p>Average</text:p>
          </table:table-cell>
          <table:table-cell table:style-name="ce20" table:formula="of:=AVERAGE([.B18:.B21])" office:value-type="float" office:value="0.7308" calcext:value-type="float">
            <text:p>0.73</text:p>
          </table:table-cell>
          <table:table-cell table:style-name="ce20" table:formula="of:=AVERAGE([.C18:.C21])" office:value-type="float" office:value="104.4875" calcext:value-type="float">
            <text:p>104.49</text:p>
          </table:table-cell>
          <table:table-cell table:style-name="ce20" table:formula="of:=AVERAGE([.D18:.D21])" office:value-type="float" office:value="5.5" calcext:value-type="float">
            <text:p>5.50</text:p>
          </table:table-cell>
          <table:table-cell table:style-name="ce20" table:formula="of:=AVERAGE([.E18:.E21])" office:value-type="float" office:value="3" calcext:value-type="float">
            <text:p>3.00</text:p>
          </table:table-cell>
          <table:table-cell table:style-name="ce20" table:formula="of:=AVERAGE([.F18:.F21])" office:value-type="float" office:value="0.844779116465864" calcext:value-type="float">
            <text:p>0.84</text:p>
          </table:table-cell>
          <table:table-cell table:style-name="ce20"/>
          <table:table-cell table:style-name="ce20" table:formula="of:=AVERAGE([.H18:.H21])" office:value-type="float" office:value="0.76135" calcext:value-type="float">
            <text:p>0.76</text:p>
          </table:table-cell>
          <table:table-cell table:style-name="ce20" table:formula="of:=AVERAGE([.I18:.I21])" office:value-type="float" office:value="80.7189247311829" calcext:value-type="float">
            <text:p>80.72</text:p>
          </table:table-cell>
          <table:table-cell table:style-name="ce20" table:formula="of:=AVERAGE([.J18:.J21])" office:value-type="float" office:value="4" calcext:value-type="float">
            <text:p>4.00</text:p>
          </table:table-cell>
          <table:table-cell table:style-name="ce20" table:formula="of:=AVERAGE([.K18:.K21])" office:value-type="float" office:value="3.25" calcext:value-type="float">
            <text:p>3.25</text:p>
          </table:table-cell>
          <table:table-cell table:style-name="ce20" table:formula="of:=AVERAGE([.L18:.L21])" office:value-type="float" office:value="0.841443694256898" calcext:value-type="float">
            <text:p>0.84</text:p>
          </table:table-cell>
          <table:table-cell table:style-name="ce20"/>
          <table:table-cell table:style-name="ce20" table:formula="of:=AVERAGE([.N18:.N21])" office:value-type="float" office:value="0.703066666666667" calcext:value-type="float">
            <text:p>0.70</text:p>
          </table:table-cell>
          <table:table-cell table:style-name="ce20" table:formula="of:=AVERAGE([.O18:.O21])" office:value-type="float" office:value="67.6687455197133" calcext:value-type="float">
            <text:p>67.67</text:p>
          </table:table-cell>
          <table:table-cell table:style-name="ce20" table:formula="of:=AVERAGE([.P18:.P21])" office:value-type="float" office:value="3.66666666666667" calcext:value-type="float">
            <text:p>3.67</text:p>
          </table:table-cell>
          <table:table-cell table:style-name="ce20" table:formula="of:=AVERAGE([.Q18:.Q21])" office:value-type="float" office:value="3" calcext:value-type="float">
            <text:p>3.00</text:p>
          </table:table-cell>
          <table:table-cell table:style-name="ce20" table:formula="of:=AVERAGE([.R18:.R21])" office:value-type="float" office:value="0.770713587487781" calcext:value-type="float">
            <text:p>0.77</text:p>
          </table:table-cell>
          <table:table-cell table:style-name="ce20"/>
          <table:table-cell table:style-name="ce20" table:formula="of:=AVERAGE([.T18:.T21])" office:value-type="float" office:value="0.769866666666667" calcext:value-type="float">
            <text:p>0.77</text:p>
          </table:table-cell>
          <table:table-cell table:style-name="ce20" table:formula="of:=AVERAGE([.U18:.U21])" office:value-type="float" office:value="93.4557706093193" calcext:value-type="float">
            <text:p>93.46</text:p>
          </table:table-cell>
          <table:table-cell table:style-name="ce20" table:formula="of:=AVERAGE([.V18:.V21])" office:value-type="float" office:value="4.33333333333333" calcext:value-type="float">
            <text:p>4.33</text:p>
          </table:table-cell>
          <table:table-cell table:style-name="ce20" table:formula="of:=AVERAGE([.W18:.W21])" office:value-type="float" office:value="3.66666666666667" calcext:value-type="float">
            <text:p>3.67</text:p>
          </table:table-cell>
          <table:table-cell table:style-name="ce20" table:formula="of:=AVERAGE([.X18:.X21])" office:value-type="float" office:value="0.862087542087542" calcext:value-type="float">
            <text:p>0.86</text:p>
          </table:table-cell>
          <table:table-cell table:style-name="ce20"/>
          <table:table-cell table:style-name="ce20" table:formula="of:=AVERAGE([.Z18:.Z21])" office:value-type="float" office:value="0.8008" calcext:value-type="float">
            <text:p>0.80</text:p>
          </table:table-cell>
          <table:table-cell table:style-name="ce20" table:formula="of:=AVERAGE([.AA18:.AA21])" office:value-type="float" office:value="120.247272727273" calcext:value-type="float">
            <text:p>120.25</text:p>
          </table:table-cell>
          <table:table-cell table:style-name="ce20" table:formula="of:=AVERAGE([.AB18:.AB21])" office:value-type="float" office:value="4.5" calcext:value-type="float">
            <text:p>4.50</text:p>
          </table:table-cell>
          <table:table-cell table:style-name="ce20" table:formula="of:=AVERAGE([.AC18:.AC21])" office:value-type="float" office:value="4" calcext:value-type="float">
            <text:p>4.00</text:p>
          </table:table-cell>
          <table:table-cell table:style-name="ce20" table:formula="of:=AVERAGE([.AD18:.AD21])" office:value-type="float" office:value="0.89979797979798" calcext:value-type="float">
            <text:p>0.90</text:p>
          </table:table-cell>
          <table:table-cell table:style-name="ce20"/>
          <table:table-cell table:style-name="ce20" table:formula="of:=AVERAGE([.AF18:.AF21])" office:value-type="float" office:value="0.7614" calcext:value-type="float">
            <text:p>0.76</text:p>
          </table:table-cell>
          <table:table-cell table:style-name="ce20" table:formula="of:=AVERAGE([.AG18:.AG21])" office:value-type="float" office:value="98.2030241935485" calcext:value-type="float">
            <text:p>98.20</text:p>
          </table:table-cell>
          <table:table-cell table:style-name="ce20" table:formula="of:=AVERAGE([.AH18:.AH21])" office:value-type="float" office:value="5" calcext:value-type="float">
            <text:p>5.00</text:p>
          </table:table-cell>
          <table:table-cell table:style-name="ce20" table:formula="of:=AVERAGE([.AI18:.AI21])" office:value-type="float" office:value="4" calcext:value-type="float">
            <text:p>4.00</text:p>
          </table:table-cell>
          <table:table-cell table:style-name="ce20" table:formula="of:=AVERAGE([.AJ18:.AJ21])" office:value-type="float" office:value="0.86402642829382" calcext:value-type="float">
            <text:p>0.86</text:p>
          </table:table-cell>
          <table:table-cell table:number-columns-repeated="988"/>
        </table:table-row>
        <table:table-row table:style-name="ro1">
          <table:table-cell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 table:number-columns-repeated="2"/>
          <table:table-cell table:style-name="ce19"/>
          <table:table-cell table:number-columns-repeated="3"/>
          <table:table-cell table:style-name="ce23"/>
          <table:table-cell table:number-columns-repeated="98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debian/workspaces/Training/Plans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1" office:value-type="float" office:value="0.7232">
            <text:p>0.72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821818181818182">
            <text:p>0.82181818181818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46666666666667">
            <text:p>0.8466666666666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65161290322581">
            <text:p>0.865161290322581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1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1" office:value-type="float" office:value="0.786">
            <text:p>0.786</text:p>
          </table:table-cell>
          <table:table-cell/>
          <table:table-cell table:style-name="ce1" office:value-type="float" office:value="0.845161290322581">
            <text:p>0.845161290322581</text:p>
          </table:table-cell>
          <table:table-cell table:number-columns-repeated="4"/>
          <table:table-cell table:style-name="ce1" office:value-type="float" office:value="86.46">
            <text:p>86.46</text:p>
          </table:table-cell>
          <table:table-cell/>
          <table:table-cell table:style-name="ce1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85161290322581">
            <text:p>0.885161290322581</text:p>
          </table:table-cell>
          <table:table-cell table:style-name="ce1" office:value-type="float" office:value="5">
            <text:p>5</text:p>
          </table:table-cell>
          <table:table-cell table:number-columns-repeated="4"/>
          <table:table-cell table:style-name="ce1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1" office:value-type="string">
            <text:p>HEAVY</text:p>
          </table:table-cell>
          <table:table-cell table:number-columns-repeated="2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56">
            <text:p>56</text:p>
          </table:table-cell>
        </table:table-row>
        <table:table-row>
          <table:table-cell table:number-columns-repeated="5"/>
          <table:table-cell table:style-name="ce1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1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1" office:value-type="float" office:value="0.754">
            <text:p>0.7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37777777777778">
            <text:p>0.837777777777778</text:p>
          </table:table-cell>
          <table:table-cell/>
          <table:table-cell table:style-name="ce1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1" office:value-type="float" office:value="0.772">
            <text:p>0.772</text:p>
          </table:table-cell>
          <table:table-cell table:number-columns-repeated="3"/>
          <table:table-cell table:style-name="ce1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1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6">
            <text:p>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45161290322581">
            <text:p>0.645161290322581</text:p>
          </table:table-cell>
          <table:table-cell/>
          <table:table-cell table:style-name="ce1" office:value-type="float" office:value="66">
            <text:p>66</text:p>
          </table:table-cell>
        </table:table-row>
        <table:table-row>
          <table:table-cell table:number-columns-repeated="5"/>
          <table:table-cell table:style-name="ce1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1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1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1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808">
            <text:p>0.80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97777777777778">
            <text:p>0.897777777777778</text:p>
          </table:table-cell>
          <table:table-cell/>
          <table:table-cell table:style-name="ce1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1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1" office:value-type="float" office:value="0.844">
            <text:p>0.844</text:p>
          </table:table-cell>
        </table:table-row>
      </table:table>
      <table:table table:name="'file:///home/debian/workspaces/Training/Plans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1" office:value-type="float" office:value="0.6996">
            <text:p>0.6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84289156626506">
            <text:p>0.842891566265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.125">
            <text:p>139.125</text:p>
          </table:table-cell>
          <table:table-cell table:number-columns-repeated="3"/>
          <table:table-cell table:style-name="ce1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548">
            <text:p>0.75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77674418604651">
            <text:p>0.87767441860465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36">
            <text:p>0.7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818181818182">
            <text:p>0.90181818181818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418">
            <text:p>0.8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1:10:22.394758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30T11:25:53.536967083</dc:date>
    <meta:editing-duration>PT2H36M51S</meta:editing-duration>
    <meta:editing-cycles>16</meta:editing-cycles>
    <meta:generator>LibreOffice/5.2.7.2$Linux_X86_64 LibreOffice_project/20m0$Build-2</meta:generator>
    <meta:document-statistic meta:table-count="3" meta:cell-count="754" meta:object-count="0"/>
  </office:meta>
</office:document-meta>
</file>